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promote</text:p>
          </table:table-cell>
          <table:table-cell office:value-type="string" calcext:value-type="string">
            <text:p>labelname</text:p>
          </table:table-cell>
          <table:table-cell table:style-name="ce1" office:value-type="string" calcext:value-type="string">
            <text:p>message</text:p>
          </table:table-cell>
          <table:table-cell office:value-type="string" calcext:value-type="string">
            <text:p>scheduleType1</text:p>
          </table:table-cell>
          <table:table-cell office:value-type="string" calcext:value-type="string">
            <text:p>parameter1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xss id=x tabindex=1 onactivate=alert(1)&gt;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xss onmousedown="alert(1)"&gt;test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input onselect=alert(1) value="XSS" autofocu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3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javas cript:alert(1)"&gt;XSS&lt;/a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4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input type="hidden" accesskey="X" onclick="alert(1)"&gt; (Press ALT+SHIFT+X on Windows) (CTRL+ALT+X on OS X)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5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\u0061lert(1)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\u{61}lert(1)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eval('\x61lert(1)')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3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PROMOTIONAL</text:p>
          </table:table-cell>
          <table:table-cell office:value-type="string" calcext:value-type="string">
            <text:p>Personal Loan</text:p>
          </table:table-cell>
          <table:table-cell table:style-name="ce2" office:value-type="string" calcext:value-type="string">
            <text:p>&lt;a href="&amp;#106;avascript:alert(1)"&gt;XSS&lt;/a&gt;&lt;a href="&amp;#106avascript:alert(1)"&gt;XSS&lt;/a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00/00/0000</text:date>, <text:time style:data-style-name="N2" text:time-value="00:35:06.684708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1T01:54:11.371229996</dc:date>
    <meta:editing-duration>PT9H16M15S</meta:editing-duration>
    <meta:editing-cycles>55</meta:editing-cycles>
    <meta:generator>LibreOffice/5.1.6.2$Linux_X86_64 LibreOffice_project/10m0$Build-2</meta:generator>
    <meta:document-statistic meta:table-count="1" meta:cell-count="120" meta:object-count="0"/>
  </office:meta>
</office:document-meta>
</file>